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ATF Old Style BQ" svg:font-family="'Century ATF Old Style BQ'" style:font-adornments="Regular" style:font-pitch="variable"/>
    <style:font-face style:name="DejaVu Sans" svg:font-family="'DejaVu Sans'" style:font-adornments="Regular" style:font-family-generic="swiss" style:font-pitch="variable"/>
    <style:font-face style:name="Edwin" svg:font-family="Edwin" style:font-adornments="Regular" style:font-pitch="variable"/>
    <style:font-face style:name="Finale Maestro Text" svg:font-family="'Finale Maestro Text'" style:font-adornments="Regular" style:font-pitch="variable"/>
    <style:font-face style:name="Iosevka" svg:font-family="Iosev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453cm" style:writing-mode="lr-tb" loext:decorative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452cm" style:writing-mode="lr-tb" loext:decorative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="Arrowheads_20_1" draw:marker-end-width="0.279cm" draw:fill="none" draw:fill-color="#ffffff" draw:textarea-vertical-align="middle" fo:padding-top="0.15cm" fo:padding-bottom="0.15cm" fo:padding-left="0.275cm" fo:padding-right="0.275cm" loext:decorative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</style:style>
    <style:style style:name="P1" style:family="paragraph">
      <style:paragraph-properties fo:text-align="center"/>
      <style:text-properties style:font-name="Finale Maestro Text" fo:font-size="10pt" fo:font-style="normal" fo:font-weight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Finale Maestro Text" fo:font-size="10pt" fo:font-style="normal" fo:font-weight="normal"/>
    </style:style>
    <style:style style:name="P3" style:family="paragraph">
      <style:paragraph-properties fo:text-align="center"/>
      <style:text-properties style:font-name="Finale Maestro Text" fo:font-size="10pt" fo:font-weight="normal"/>
    </style:style>
    <style:style style:name="P4" style:family="paragraph">
      <loext:graphic-properties draw:fill-color="#ffffff"/>
      <style:paragraph-properties fo:text-align="center" style:writing-mode="lr-tb"/>
      <style:text-properties style:font-name="Finale Maestro Text" fo:font-size="10pt" fo:font-weight="normal"/>
    </style:style>
    <style:style style:name="P5" style:family="paragraph">
      <loext:graphic-properties draw:fill="none" draw:fill-color="#ffffff"/>
      <style:paragraph-properties fo:text-align="center"/>
      <style:text-properties style:font-name="Finale Maestro Text" fo:font-size="10pt" fo:font-style="normal" fo:font-weight="normal"/>
    </style:style>
    <style:style style:name="T1" style:family="text">
      <style:text-properties fo:font-size="10pt" fo:font-style="normal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3cm" svg:height="0.635cm" svg:x="0.317cm" svg:y="0.31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493cm" svg:y="0.3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08cm" svg:y="0.31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763cm" svg:y="1.58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492cm" svg:y="1.5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635cm" svg:x="3.81cm" svg:y="2.85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53cm" svg:height="0.635cm" svg:x="5.08cm" svg:y="2.857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635cm" svg:x="1.904cm" svg:y="0.317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27cm" svg:y1="0.635cm" svg:x2="1.905cm" svg:y2="0.635cm">
          <text:p/>
        </draw:line>
        <draw:line draw:style-name="gr3" draw:text-style-name="P5" draw:layer="layout" svg:x1="3.81cm" svg:y1="0.952cm" svg:x2="3.81cm" svg:y2="1.587cm">
          <text:p/>
        </draw:line>
        <draw:line draw:style-name="gr3" draw:text-style-name="P5" draw:layer="layout" svg:x1="5.397cm" svg:y1="0.952cm" svg:x2="5.397cm" svg:y2="1.588cm">
          <text:p/>
        </draw:line>
        <draw:line draw:style-name="gr3" draw:text-style-name="P5" draw:layer="layout" svg:x1="5.08cm" svg:y1="2.222cm" svg:x2="5.715cm" svg:y2="2.857cm">
          <text:p/>
        </draw:line>
        <draw:line draw:style-name="gr3" draw:text-style-name="P5" draw:layer="layout" svg:x1="5.08cm" svg:y1="2.222cm" svg:x2="4.127cm" svg:y2="2.857cm">
          <text:p/>
        </draw:line>
        <draw:line draw:style-name="gr3" draw:text-style-name="P5" draw:layer="layout" svg:x1="4.445cm" svg:y1="0.635cm" svg:x2="5.08cm" svg:y2="0.635cm">
          <text:p/>
        </draw:line>
        <draw:line draw:style-name="gr3" draw:text-style-name="P5" draw:layer="layout" svg:x1="2.857cm" svg:y1="0.635cm" svg:x2="3.504cm" svg:y2="0.635cm">
          <text:p/>
        </draw:line>
        <draw:custom-shape draw:style-name="gr1" draw:text-style-name="P2" draw:layer="layout" svg:width="0.953cm" svg:height="0.635cm" svg:x="0.317cm" svg:y="4.12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492cm" svg:y="4.12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08cm" svg:y="4.12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762cm" svg:y="5.39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175cm" svg:y="5.39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635cm" svg:x="3.81cm" svg:y="6.66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53cm" svg:height="0.635cm" svg:x="5.08cm" svg:y="6.667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635cm" svg:x="1.904cm" svg:y="4.127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27cm" svg:y1="4.445cm" svg:x2="1.905cm" svg:y2="4.445cm">
          <text:p/>
        </draw:line>
        <draw:line draw:style-name="gr3" draw:text-style-name="P5" draw:layer="layout" svg:x1="3.81cm" svg:y1="4.762cm" svg:x2="3.81cm" svg:y2="5.397cm">
          <text:p/>
        </draw:line>
        <draw:line draw:style-name="gr3" draw:text-style-name="P5" draw:layer="layout" svg:x1="5.397cm" svg:y1="4.762cm" svg:x2="5.397cm" svg:y2="5.397cm">
          <text:p/>
        </draw:line>
        <draw:line draw:style-name="gr3" draw:text-style-name="P5" draw:layer="layout" svg:x1="5.08cm" svg:y1="6.032cm" svg:x2="5.715cm" svg:y2="6.667cm">
          <text:p/>
        </draw:line>
        <draw:line draw:style-name="gr3" draw:text-style-name="P5" draw:layer="layout" svg:x1="5.08cm" svg:y1="6.032cm" svg:x2="4.445cm" svg:y2="6.667cm">
          <text:p/>
        </draw:line>
        <draw:line draw:style-name="gr3" draw:text-style-name="P5" draw:layer="layout" svg:x1="4.445cm" svg:y1="4.445cm" svg:x2="5.08cm" svg:y2="4.445cm">
          <text:p/>
        </draw:line>
        <draw:line draw:style-name="gr3" draw:text-style-name="P5" draw:layer="layout" svg:x1="2.857cm" svg:y1="4.445cm" svg:x2="3.492cm" svg:y2="4.4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ATF Old Style BQ" svg:font-family="'Century ATF Old Style BQ'" style:font-adornments="Regular" style:font-pitch="variable"/>
    <style:font-face style:name="DejaVu Sans" svg:font-family="'DejaVu Sans'" style:font-adornments="Regular" style:font-family-generic="swiss" style:font-pitch="variable"/>
    <style:font-face style:name="Edwin" svg:font-family="Edwin" style:font-adornments="Regular" style:font-pitch="variable"/>
    <style:font-face style:name="Finale Maestro Text" svg:font-family="'Finale Maestro Text'" style:font-adornments="Regular" style:font-pitch="variable"/>
    <style:font-face style:name="Iosevka" svg:font-family="Iosev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55:29.569738945</meta:creation-date>
    <dc:date>2024-09-03T10:34:10.901293121</dc:date>
    <meta:editing-duration>PT1M29S</meta:editing-duration>
    <meta:editing-cycles>3</meta:editing-cycles>
    <meta:generator>LibreOffice/24.2.5.2$Linux_X86_64 LibreOffice_project/420$Build-2</meta:generator>
    <meta:document-statistic meta:object-count="30"/>
  </office:meta>
</office:document-meta>
</file>